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3" style:family="table-row">
      <style:table-row-properties style:min-row-height="4.244cm"/>
    </style:style>
    <style:style style:name="P1" style:family="paragraph" style:parent-style-name="Standard">
      <style:text-properties fo:font-style="normal" style:text-underline-style="none" fo:font-weight="normal" officeooo:paragraph-rsid="000bbe9b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style:text-underline-style="none" fo:font-weight="normal" officeooo:rsid="000bbe9b" officeooo:paragraph-rsid="000bbe9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style:text-underline-style="none" fo:font-weight="normal" officeooo:rsid="000bf240" officeooo:paragraph-rsid="000bf240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officeooo:rsid="000bbe9b" officeooo:paragraph-rsid="000bbe9b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tyle="normal" style:text-underline-style="none" fo:font-weight="normal" officeooo:rsid="000bbe9b" officeooo:paragraph-rsid="000bbe9b" style:font-style-asian="normal" style:font-weight-asian="normal" style:font-style-complex="normal" style:font-weight-complex="normal"/>
    </style:style>
    <style:style style:name="P6" style:family="paragraph" style:parent-style-name="Table_20_Contents">
      <style:text-properties officeooo:rsid="000bbe9b" officeooo:paragraph-rsid="000bbe9b"/>
    </style:style>
    <style:style style:name="P7" style:family="paragraph" style:parent-style-name="Standard">
      <style:text-properties fo:font-style="normal" style:text-underline-style="none" fo:font-weight="normal" officeooo:rsid="000bf240" officeooo:paragraph-rsid="000bf240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0bf240" officeooo:paragraph-rsid="000f9f51" style:font-style-asian="normal" style:font-weight-asian="normal" style:font-style-complex="normal" style:font-weight-complex="normal"/>
    </style:style>
    <style:style style:name="P9" style:family="paragraph">
      <style:paragraph-properties fo:text-align="center"/>
    </style:style>
    <style:style style:name="T1" style:family="text">
      <style:text-properties officeooo:rsid="000f9f51"/>
    </style:style>
    <style:style style:name="T2" style:family="text">
      <style:text-properties officeooo:rsid="0011ae45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Geschichtete Systeme</text:p>
      <text:p text:style-name="P4"/>
      <text:p text:style-name="P2">Der Ebenenansatz in den monolytischen Systemen wird bei den geschichteten Systemen konsequent fortgesetzt. </text:p>
      <text:p text:style-name="P2">Man unterscheidet zwei Sichtweisen :<text:tab/>- aüßere Erscheinungsform </text:p>
      <text:p text:style-name="P2"><text:tab/><text:tab/><text:tab/><text:tab/><text:tab/><text:tab/>- innere Funktionsweise</text:p>
      <text:p text:style-name="P2"/>
      <text:p text:style-name="P5"/>
      <text:p text:style-name="P2"/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6">Logische Architektur</text:p>
          </table:table-cell>
          <table:table-cell table:style-name="Tabelle1.B1" office:value-type="string">
            <text:p text:style-name="P6">Physische Architektur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3">
          <table:table-cell table:style-name="Tabelle1.A2" office:value-type="string">
            <text:p text:style-name="P6">Die Behandlung des Systems aus der Sicht der Umgebung, d.h. Verhalten und Funktion stehen.</text:p>
            <text:p text:style-name="P6">Verhalten und Funktion stehen im Mittelpunkt. </text:p>
            <text:p text:style-name="P6"/>
            <text:p text:style-name="P6"/>
            <text:p text:style-name="P6">Das System stellt über Schnittstellen Dienste für den Anwender bereit, wie sie realisiert werden, wird nicht betrachtet.</text:p>
          </table:table-cell>
          <table:table-cell table:style-name="Tabelle1.B2" office:value-type="string">
            <text:p text:style-name="P6">Die Struktur des Systems, dass Zusammenarbeiten der Komponenten steht zum Focus, es wird behandelt wie die Realisierung eines Dienstes erfolgt.</text:p>
            <text:p text:style-name="P6"/>
            <text:p text:style-name="P6">Dieser Ansatz ist die Basis für das Implementieren des Systems.</text:p>
          </table:table-cell>
        </table:table-row>
      </table:table>
      <text:p text:style-name="P2"/>
      <text:p text:style-name="P2"/>
      <text:p text:style-name="P1"/>
      <text:p text:style-name="P3">Konsistente Schichtung:</text:p>
      <text:p text:style-name="P3"/>
      <text:p text:style-name="P3">Objekte aller Betriebssystemschichten nutzen Dienste nur von der nächstniedrigeren Schicht und bekommen Rückinformationen nur von dieser Schicht.</text:p>
      <text:p text:style-name="P3"/>
      <text:p text:style-name="P3">Vorteil: <text:tab/>Ist überaus sauber</text:p>
      <text:p text:style-name="P3"/>
      <text:p text:style-name="P3">Nachteil: <text:tab/>Es ist nicht effizient</text:p>
      <text:p text:style-name="P3"/>
      <text:p text:style-name="P3"/>
      <text:p text:style-name="P3"/>
      <text:p text:style-name="P3">quasikonsistente Schichtung:</text:p>
      <text:p text:style-name="P3"/>
      <text:p text:style-name="P3">Objekte einer Betriebssystemschicht nutzen Dienste niedrigerer Schichten so, dass die Rückinformationen nur von der diensterbringenden Schicht erhalten.</text:p>
      <text:p text:style-name="P3"/>
      <text:p text:style-name="P3"/>
      <text:p text:style-name="P3">Vorteil: <text:tab/>Effizienzvorteil</text:p>
      <text:p text:style-name="P3"/>
      <text:p text:style-name="P3">Nachteil:<text:tab/>unsaubere Systemarchitektur, mit möglichen Sprüngen auf die Hardware</text:p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<text:span text:style-name="T1">Dienstrealisierung im Schichtenmodell </text:span><text:span text:style-name="T2">y</text:span></text:p>
      <text:p text:style-name="P8"><text:span text:style-name="T1"/></text:p>
      <text:p text:style-name="P8"><draw:custom-shape text:anchor-type="paragraph" draw:z-index="0" draw:style-name="gr1" svg:width="4.393cm" svg:height="0.715cm" svg:x="5.299cm" svg:y="0.349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1"/></text:p>
      <text:p text:style-name="P8"><text:span text:style-name="T1">(N + 1) – Einrichtung<text:tab/><text:tab/><text:tab/><text:tab/><text:tab/><text:tab/><text:tab/>(N + 1) – Einrichtung</text:span></text:p>
      <text:p text:style-name="P8"><draw:custom-shape text:anchor-type="paragraph" draw:z-index="6" draw:style-name="gr1" svg:width="0.742cm" svg:height="2.594cm" svg:x="0.034cm" svg:y="0.35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style-name="gr1" svg:width="0.715cm" svg:height="2.858cm" svg:x="11.437cm" svg:y="0.0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style-name="gr1" svg:width="0.821cm" svg:height="2.408cm" svg:x="2.574cm" svg:y="0.4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style-name="gr1" svg:width="0.768cm" svg:height="2.752cm" svg:x="14.242cm" svg:y="0.09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draw:line text:anchor-type="paragraph" draw:z-index="1" draw:style-name="gr2" draw:text-style-name="P9" svg:x1="4.399cm" svg:y1="0.28cm" svg:x2="11.278cm" svg:y2="0.28cm"><text:p/></draw:line><draw:line text:anchor-type="paragraph" draw:z-index="2" draw:style-name="gr2" draw:text-style-name="P9" svg:x1="4.399cm" svg:y1="0.28cm" svg:x2="6.145cm" svg:y2="1.074cm"><text:p/></draw:line><text:span text:style-name="T1">(N) – Dienstzugriffspunkt<text:tab/><text:tab/><text:tab/><text:tab/><text:tab/><text:tab/>(N) - Dienstzugriffspunkt</text:span></text:p>
      <text:p text:style-name="P8"><draw:line text:anchor-type="paragraph" draw:z-index="4" draw:style-name="gr2" draw:text-style-name="P9" svg:x1="10.326cm" svg:y1="0.587cm" svg:x2="11.411cm" svg:y2="0.005cm"><text:p/></draw:line><draw:custom-shape text:anchor-type="paragraph" draw:z-index="7" draw:style-name="gr1" svg:width="0.742cm" svg:height="2.144cm" svg:x="0.034cm" svg:y="0.16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style-name="gr1" svg:width="0.689cm" svg:height="2.356cm" svg:x="11.411cm" svg:y="0.00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style-name="gr1" svg:width="0.556cm" svg:height="2.329cm" svg:x="2.785cm" svg:y="0.111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style-name="gr1" svg:width="0.662cm" svg:height="2.065cm" svg:x="14.268cm" svg:y="0.03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1"><text:tab/><text:tab/><text:tab/><text:tab/><text:tab/>(N) - Verbindung</text:span></text:p>
      <text:p text:style-name="P8"><draw:line text:anchor-type="paragraph" draw:z-index="3" draw:style-name="gr2" draw:text-style-name="P9" svg:x1="6.145cm" svg:y1="0.101cm" svg:x2="10.325cm" svg:y2="0.101cm"><text:p/></draw:line><text:span text:style-name="T1"/></text:p>
      <text:p text:style-name="P8"><text:span text:style-name="T1"/></text:p>
      <text:p text:style-name="P8"><draw:custom-shape text:anchor-type="paragraph" draw:z-index="14" draw:style-name="gr1" svg:width="0.003cm" svg:height="0.239cm" svg:x="14.93cm" svg:y="0.39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1"/></text:p>
      <text:p text:style-name="P8"><text:span text:style-name="T1"/></text:p>
      <text:p text:style-name="P8"><draw:custom-shape text:anchor-type="paragraph" draw:z-index="5" draw:style-name="gr1" svg:width="4.155cm" svg:height="0.953cm" svg:x="5.749cm" svg:y="0.45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1">(N) – Einrichtung<text:tab/><text:tab/><text:tab/>(N + 1) – Protokoll<text:tab/><text:tab/>(N) – Einrichtung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10:56:20.51</meta:creation-date>
    <dc:date>2013-01-30T11:35:27.10</dc:date>
    <meta:editing-duration>PT53M42S</meta:editing-duration>
    <meta:editing-cycles>6</meta:editing-cycles>
    <meta:generator>LibreOffice/3.6$Windows_x86 LibreOffice_project/2ef5aff-a6fb0ff-166bdff-cf087ad-0f1389</meta:generator>
    <meta:document-statistic meta:table-count="1" meta:image-count="0" meta:object-count="0" meta:page-count="2" meta:paragraph-count="24" meta:word-count="189" meta:character-count="1458" meta:non-whitespace-character-count="1262"/>
  </office:meta>
</office:document-meta>
</file>